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12fbd" officeooo:paragraph-rsid="00012fbd"/>
    </style:style>
    <style:style style:name="P2" style:family="paragraph" style:parent-style-name="Standard">
      <style:text-properties officeooo:rsid="000136da" officeooo:paragraph-rsid="000136da"/>
    </style:style>
    <style:style style:name="P3" style:family="paragraph" style:parent-style-name="Standard">
      <style:text-properties officeooo:rsid="0001b1d3" officeooo:paragraph-rsid="0001b1d3"/>
    </style:style>
    <style:style style:name="P4" style:family="paragraph" style:parent-style-name="Standard">
      <style:text-properties officeooo:rsid="00029256" officeooo:paragraph-rsid="00029256"/>
    </style:style>
    <style:style style:name="P5" style:family="paragraph" style:parent-style-name="Standard">
      <style:text-properties officeooo:rsid="00038ae1" officeooo:paragraph-rsid="00038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logistic regression process learns the associations</text:p>
      <text:p text:style-name="P2">-in simplest case, 1 emotion</text:p>
      <text:p text:style-name="P2"><text:tab/>-joy emotion, term happy</text:p>
      <text:p text:style-name="P2"><text:tab/>-happy has tfidf score</text:p>
      <text:p text:style-name="P2"><text:tab/>-each document has a score</text:p>
      <text:p text:style-name="P2">-gotta get numbers applied at the document level</text:p>
      <text:p text:style-name="P2"><text:tab/>-since each document can be classified</text:p>
      <text:p text:style-name="P2"><text:tab/>-so need tfidf scores for documents</text:p>
      <text:p text:style-name="P2">-logistic regression process fits these things together</text:p>
      <text:p text:style-name="P2">-tfidf score for *just* documents</text:p>
      <text:p text:style-name="P2"/>
      <text:p text:style-name="P2">-so, i went too low, it's not terms that get tf-idf scores, it's the 'corpus' items</text:p>
      <text:p text:style-name="P2"><text:tab/>-so i apply a tf-idf score to each </text:p>
      <text:p text:style-name="P2">-i went global with my tf, but it needs to be document based (tweet based)</text:p>
      <text:p text:style-name="P3"/>
      <text:p text:style-name="P3">-so each tweet has a table, that contains every single vocab word, and then each word has a tfidf score local to that document</text:p>
      <text:p text:style-name="P3">-misunderstanding, docs have a *set* of tfidf scores, not one single score</text:p>
      <text:p text:style-name="P3">-then that vector is used in logistic regression process</text:p>
      <text:p text:style-name="P4">-maybe run it through existing logistic regression so I know what it's supposed to look like</text:p>
      <text:p text:style-name="P5"><text:tab/>-weka, open source ML software, can export my table to a csv, and it'll show me resul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36:55.846661814</meta:creation-date>
    <dc:date>2023-10-31T11:17:55.610695704</dc:date>
    <meta:editing-duration>PT17M22S</meta:editing-duration>
    <meta:editing-cycles>6</meta:editing-cycles>
    <meta:generator>LibreOffice/7.5.7.1$Linux_X86_64 LibreOffice_project/50$Build-1</meta:generator>
    <meta:document-statistic meta:table-count="0" meta:image-count="0" meta:object-count="0" meta:page-count="1" meta:paragraph-count="18" meta:word-count="173" meta:character-count="995" meta:non-whitespace-character-count="832"/>
  </office:meta>
</office:document-meta>
</file>